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Heading_20_2">
      <style:paragraph-properties fo:margin-left="0cm" fo:margin-right="0cm" fo:margin-top="0.635cm" fo:margin-bottom="0.635cm" style:contextual-spacing="false" fo:line-height="225%" fo:orphans="2" fo:widows="2" fo:text-indent="0cm" style:auto-text-indent="false" fo:padding-left="0cm" fo:padding-right="0cm" fo:padding-top="0cm" fo:padding-bottom="0.318cm" fo:border-left="none" fo:border-right="none" fo:border-top="none" fo:border-bottom="0.06pt solid #40587c"/>
      <style:text-properties fo:font-variant="normal" fo:text-transform="none" fo:color="#000000" loext:opacity="100%" style:font-name="Robot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3.5pt" fo:letter-spacing="normal" fo:font-style="normal" fo:font-weight="normal" fo:background-color="#ffffff"/>
    </style:style>
    <style:style style:name="P4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loext:graphic-properties draw:fill="solid" draw:fill-color="#0c1633" draw:opacity="100%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#0c1633" fo:padding="0cm" fo:border="none"/>
    </style:style>
    <style:style style:name="P6" style:family="paragraph" style:parent-style-name="Preformatted_20_Text">
      <loext:graphic-properties draw:fill="solid" draw:fill-color="#0c1633" draw:opacity="100%"/>
      <style:paragraph-properties fo:margin-top="0cm" fo:margin-bottom="0cm" style:contextual-spacing="false" fo:line-height="137%" fo:orphans="2" fo:widows="2" fo:background-color="#0c1633" fo:padding="0cm" fo:border="none"/>
    </style:style>
    <style:style style:name="P7" style:family="paragraph" style:parent-style-name="Preformatted_20_Text">
      <loext:graphic-properties draw:fill="solid" draw:fill-color="#0c1633" draw:opacity="100%"/>
      <style:paragraph-properties fo:margin-top="0cm" fo:margin-bottom="0cm" style:contextual-spacing="false" fo:line-height="137%" fo:orphans="2" fo:widows="2" fo:background-color="#0c1633" fo:padding="0cm" fo:border="none"/>
      <style:text-properties fo:color="#000000" loext:opacity="100%" fo:background-color="#ffffff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Heading_20_1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10e0e7"/>
    </style:style>
    <style:style style:name="P1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fo:background-color="#ffffff"/>
    </style:style>
    <style:style style:name="P1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4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5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color="#000000" loext:opacity="100%" officeooo:paragraph-rsid="0010e0e7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color="#000000" loext:opacity="100%" officeooo:paragraph-rsid="0010e0e7" fo:background-color="#ffffff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3.5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000000" loext:opacity="100%" style:font-name="Roboto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7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#ffffff" loext:char-shading-value="0"/>
    </style:style>
    <style:style style:name="T9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#ffffff" loext:char-shading-value="0"/>
    </style:style>
    <style:style style:name="T10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#ffffff" loext:char-shading-value="0"/>
    </style:style>
    <style:style style:name="T13" style:family="text">
      <style:text-properties fo:font-variant="normal" fo:text-transform="none" fo:color="#000000" loext:opacity="100%" style:font-name="monospace" fo:letter-spacing="normal" fo:font-style="normal" fo:font-weight="bold" fo:background-color="#ffffff" loext:char-shading-value="0"/>
    </style:style>
    <style:style style:name="T14" style:family="text">
      <style:text-properties fo:font-variant="normal" fo:text-transform="none" fo:color="#000000" loext:opacity="100%" style:font-name="monospace" fo:letter-spacing="normal" fo:font-style="normal" fo:font-weight="normal" fo:background-color="#ffffff" loext:char-shading-value="0"/>
    </style:style>
    <style:style style:name="T15" style:family="text">
      <style:text-properties fo:font-variant="normal" fo:text-transform="none" fo:color="#000000" loext:opacity="100%" style:font-name="monospace" fo:letter-spacing="normal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monospace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monospace" fo:letter-spacing="normal" fo:font-style="normal" fo:font-weight="normal" fo:background-color="#0c1633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monospace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monospace" fo:font-size="12pt" fo:letter-spacing="normal" fo:font-style="normal" fo:font-weight="bold" fo:background-color="#0c1633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monospace" fo:font-size="12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000000" loext:opacity="100%" style:font-name="monospace" fo:font-size="12pt" fo:letter-spacing="normal" fo:font-style="normal" fo:font-weight="bold" fo:background-color="#ffffff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monospace" fo:font-size="12pt" fo:letter-spacing="normal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4" style:family="text">
      <style:text-properties fo:font-variant="normal" fo:text-transform="none" fo:color="#000000" loext:opacity="100%" style:font-name="monospace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000000" loext:opacity="100%" fo:letter-spacing="normal" fo:background-color="#ffffff" loext:char-shading-value="0"/>
    </style:style>
    <style:style style:name="T28" style:family="text">
      <style:text-properties fo:font-variant="normal" fo:text-transform="none" fo:color="#000000" loext:opacity="100%" fo:letter-spacing="normal" fo:background-color="#ffffff" loext:char-shading-value="0" loext:padding="0cm" loext:border="none"/>
    </style:style>
    <style:style style:name="T29" style:family="text">
      <style:text-properties fo:font-variant="normal" fo:text-transform="none" fo:color="#000000" loext:opacity="100%" fo:letter-spacing="normal" fo:background-color="#ffffff" loext:char-shading-value="0" loext:padding="0cm" loext:border="none"/>
    </style:style>
    <style:style style:name="T30" style:family="text">
      <style:text-properties fo:font-variant="normal" fo:text-transform="none" fo:color="#000000" loext:opacity="100%" fo:letter-spacing="normal" fo:background-color="#0c1633" loext:char-shading-value="0" loext:padding="0cm" loext:border="none"/>
    </style:style>
    <style:style style:name="T31" style:family="text">
      <style:text-properties fo:font-variant="normal" fo:text-transform="none" fo:color="#000000" loext:opacity="100%" fo:letter-spacing="normal" loext:padding="0cm" loext:border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Roboto" fo:font-size="13.5pt" fo:letter-spacing="normal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f92672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4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35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6" style:family="text">
      <style:text-properties fo:font-variant="normal" fo:text-transform="none" style:font-name="Roboto" fo:font-size="13.5pt" fo:letter-spacing="normal" fo:font-style="normal" fo:font-weight="normal"/>
    </style:style>
    <style:style style:name="T37" style:family="text">
      <style:text-properties fo:font-variant="normal" fo:text-transform="none" style:font-name="Roboto" fo:letter-spacing="normal" fo:font-style="normal" fo:font-weight="normal"/>
    </style:style>
    <style:style style:name="T38" style:family="text">
      <style:text-properties fo:font-variant="normal" fo:text-transform="none" style:font-name="Roboto" fo:letter-spacing="normal" fo:font-style="normal" fo:font-weight="bold"/>
    </style:style>
    <style:style style:name="T39" style:family="text">
      <style:text-properties fo:font-variant="normal" fo:text-transform="none" style:font-name="Roboto" fo:font-size="12pt" fo:letter-spacing="normal" fo:font-style="normal" fo:font-weight="bold"/>
    </style:style>
    <style:style style:name="T40" style:family="text">
      <style:text-properties fo:font-variant="normal" fo:text-transform="none" style:font-name="Roboto" fo:font-size="12pt" fo:letter-spacing="normal" fo:font-style="normal" fo:font-weight="normal"/>
    </style:style>
    <style:style style:name="T41" style:family="text">
      <style:text-properties fo:font-variant="normal" fo:text-transform="none" style:font-name="monospace" fo:letter-spacing="normal" fo:font-style="normal" fo:font-weight="normal" fo:background-color="#0c1633" loext:char-shading-value="0" loext:padding="0cm" loext:border="none"/>
    </style:style>
    <style:style style:name="T42" style:family="text">
      <style:text-properties fo:font-variant="normal" fo:text-transform="none" style:font-name="monospace" fo:font-size="12pt" fo:letter-spacing="normal" fo:font-style="normal" fo:font-weight="bold" fo:background-color="#0c1633" loext:char-shading-value="0" loext:padding="0cm" loext:border="none"/>
    </style:style>
    <style:style style:name="T43" style:family="text">
      <style:text-properties fo:font-variant="normal" fo:text-transform="none" style:font-name="monospace" fo:font-size="10.5pt" fo:letter-spacing="normal" fo:font-style="normal" fo:font-weight="normal" fo:background-color="#0c1633" loext:char-shading-value="0" loext:padding="0cm" loext:border="none"/>
    </style:style>
    <style:style style:name="T44" style:family="text">
      <style:text-properties fo:font-variant="normal" fo:text-transform="none" fo:letter-spacing="normal" fo:background-color="#0c1633" loext:char-shading-value="0" loext:padding="0cm" loext:border="none"/>
    </style:style>
    <style:style style:name="T45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46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47" style:family="text">
      <style:text-properties fo:font-variant="normal" fo:text-transform="none" fo:color="#becde3" loext:opacity="100%" style:font-name="Roboto" fo:font-size="12pt" fo:letter-spacing="normal" fo:font-style="normal" fo:font-weight="bold"/>
    </style:style>
    <style:style style:name="T48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49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50" style:family="text">
      <style:text-properties fo:font-variant="normal" fo:text-transform="none" fo:color="#becde3" loext:opacity="100%" style:font-name="monospace" fo:font-size="12pt" fo:letter-spacing="normal" fo:font-style="normal" fo:font-weight="bold" fo:background-color="#0c1633" loext:char-shading-value="0" loext:padding="0cm" loext:border="none"/>
    </style:style>
    <style:style style:name="T51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2" style:family="text">
      <style:text-properties fo:color="#000000" loext:opacity="100%" style:font-name="Abyssinica SIL"/>
    </style:style>
    <style:style style:name="T53" style:family="text">
      <style:text-properties fo:color="#000000" loext:opacity="100%" style:font-name="Abyssinica SIL" officeooo:rsid="00122962"/>
    </style:style>
    <style:style style:name="T54" style:family="text">
      <style:text-properties style:font-name="Roboto" fo:font-size="13.5pt" fo:font-style="normal" fo:font-weight="normal"/>
    </style:style>
    <style:style style:name="T55" style:family="text">
      <style:text-properties style:font-name="Roboto" fo:font-style="normal" fo:font-weight="normal"/>
    </style:style>
    <style:style style:name="T56" style:family="text">
      <style:text-properties style:font-name="Abyssinica SIL"/>
    </style:style>
    <style:style style:name="T57" style:family="text">
      <style:text-properties style:font-name="Abyssinica SIL" officeooo:rsid="0012bbdc"/>
    </style:style>
    <style:style style:name="T58" style:family="text">
      <style:text-properties fo:background-color="#ffffff" loext:char-shading-value="0"/>
    </style:style>
    <style:style style:name="T59" style:family="text">
      <style:text-properties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57">3- </text:span><text:span text:style-name="T56">Instalación con Create React App</text:span></text:h>
      <text:p text:style-name="P19"><text:span text:style-name="T37">Una manera muy sencilla de crear un proyecto con React es utilizando </text:span><text:span text:style-name="Strong_20_Emphasis"><text:span text:style-name="T38">Create React App</text:span></text:span><text:span text:style-name="T37">, así puedes </text:span><text:span text:style-name="Strong_20_Emphasis"><text:span text:style-name="T38">iniciar un proyecto</text:span></text:span><text:span text:style-name="T37"> sin preocuparte por la configuración de herramientas como webpack o babel.</text:span></text:p>
      <text:p text:style-name="P22">💡 <text:span text:style-name="T55">Aunque siempre será mejor si nosotros hacemos esta configuración desde cero, ya que tendremos mayor control de todo e incluso nuestra aplicación tendría un mejor rendimiento.</text:span></text:p>
      <text:h text:style-name="P11" text:outline-level="2">Maneras de instalar React</text:h>
      <text:p text:style-name="P21"><text:span text:style-name="T3">Existen varias formas de trabajar con React, cada una tiene sus ventajas y desventajas, siempre que trabajemos con React necesitaremos las depen</text:span><text:span text:style-name="T5">dencias </text:span><text:span text:style-name="Source_20_Text"><text:span text:style-name="T16">react</text:span></text:span><text:span text:style-name="T5"> y </text:span><text:span text:style-name="Source_20_Text"><text:span text:style-name="T16">react-dom</text:span></text:span><text:span text:style-name="T5">.</text:span></text:p>
      <text:h text:style-name="P13" text:outline-level="3">React en JavaScript vanilla</text:h>
      <text:p text:style-name="P21"><text:span text:style-name="T3">Podemos importar los scripts del código fuente de React, existen las versiones para </text:span><text:span text:style-name="Strong_20_Emphasis"><text:span text:style-name="T6">desarrollo</text:span></text:span><text:span text:style-name="T3"> que nos facilita debuggear y para </text:span><text:span text:style-name="Strong_20_Emphasis"><text:span text:style-name="T6">producción</text:span></text:span><text:span text:style-name="T3"> que está optimizada para el producto final.</text:span></text:p>
      <text:p text:style-name="P23">React con JavaScript vanilla casi no se usa, lo ideal es crear un entorno de desarrollo que facilite nuestro trabajo.</text:p>
      <text:h text:style-name="P13" text:outline-level="3">Configuración manual desde cero</text:h>
      <text:p text:style-name="P23">Es la mejor manera si queremos tener control absoluto de nuestro entorno de desarrollo, necesitamos emplear y configurar varias herramientas.</text:p>
      <text:h text:style-name="P14" text:outline-level="4">Create React App</text:h>
      <text:p text:style-name="P21"><text:span text:style-name="T3">Esta es la manera más simple y rápida para trabajar con React, solo necesitamos </text:span><text:span text:style-name="T5">ejecutar el comando: </text:span><text:span text:style-name="Source_20_Text"><text:span text:style-name="T16">npx create-react-app nombre-del-proyecto</text:span></text:span><text:span text:style-name="T5"> o </text:span><text:span text:style-name="Source_20_Text"><text:span text:style-name="T16">npx create-react-app nombre-del-proyecto --template typescript</text:span></text:span><text:span text:style-name="T5"> para typescript y en unos instantes tendremos un entorno de desarrollo totalmente</text:span><text:span text:style-name="T3"> configurado para comenzar a trabajar.</text:span></text:p>
      <text:h text:style-name="P12" text:outline-level="2"><text:soft-page-break/>Entorno de Create React App</text:h>
      <text:p text:style-name="P21"><text:span text:style-name="T5">Dentro de este entorno tenemos un archivo </text:span><text:span text:style-name="Source_20_Text"><text:span text:style-name="T16">package.json</text:span></text:span><text:span text:style-name="T5"> en el que se encuentran nuestros scripts, dependencias y meta datos de nuestro proyecto, también tendremos dos carpetas principales:</text:span></text:p>
      <text:list xml:id="list1598493149" text:style-name="L3">
        <text:list-item>
          <text:p text:style-name="P18"><text:span text:style-name="Strong_20_Emphasis"><text:span text:style-name="Source_20_Text"><text:span text:style-name="T22">public/</text:span></text:span></text:span><text:span text:style-name="Strong_20_Emphasis"><text:span text:style-name="T9">:</text:span></text:span><text:span text:style-name="T12"> Es la carpeta pública en donde tendremos nuestro archivo HTML y algunos assets</text:span></text:p>
        </text:list-item>
        <text:list-item>
          <text:p text:style-name="P18"><text:span text:style-name="Strong_20_Emphasis"><text:span text:style-name="Source_20_Text"><text:span text:style-name="T22">src/</text:span></text:span></text:span><text:span text:style-name="Strong_20_Emphasis"><text:span text:style-name="T9">:</text:span></text:span><text:span text:style-name="T12"> Es la carpeta fuente, en donde tendremos todos nuestros archivos de trabajo</text:span></text:p>
        </text:list-item>
      </text:list>
      <text:p text:style-name="P21"><text:span text:style-name="T5">Dentro del </text:span><text:span text:style-name="Source_20_Text"><text:span text:style-name="T16">index.html</text:span></text:span><text:span text:style-name="T5"> siempre tendremos un div con un id, como </text:span><text:span text:style-name="Source_20_Text"><text:span text:style-name="T16">root</text:span></text:span><text:span text:style-name="T5"> que será la raíz de nuestro proyecto, y la usaremos para empezar a construir con JavaScript:</text:span></text:p>
      <text:p text:style-name="P21"><text:span text:style-name="T5"/></text:p>
      <text:p text:style-name="P15"><text:span text:style-name="Source_20_Text"><text:span text:style-name="T29"><text:s/></text:span></text:span><text:span text:style-name="Source_20_Text"><text:span text:style-name="T26">&lt;!-- Aquí es en donde todo nuestro código será renderizado. --&gt;</text:span></text:span></text:p>
      <text:p text:style-name="P15"><text:span text:style-name="Source_20_Text"><text:span text:style-name="T29"><text:s/></text:span></text:span><text:span text:style-name="Source_20_Text"><text:span text:style-name="T26">&lt;div id="root"&gt;&lt;/div&gt;</text:span></text:span></text:p>
      <text:h text:style-name="P12" text:outline-level="2"/>
      <text:h text:style-name="P12" text:outline-level="2"/>
      <text:h text:style-name="P12" text:outline-level="2">¿Cómo inicializar nuestro servidor?</text:h>
      <text:p text:style-name="P21"><text:span text:style-name="T5">Para iniciar el entorno de desarrollo podemos ejecutar el comando </text:span><text:span text:style-name="Source_20_Text"><text:span text:style-name="T16">npm start</text:span></text:span><text:span text:style-name="T5">, con esto tendremos nuestro servidor corriendo en el puerto 3000 y también se refrescará automáticamente con cualquier cambio hecho en el proyecto. (A excepción de los cambios hechos en el archivo </text:span><text:span text:style-name="Source_20_Text"><text:span text:style-name="T16">index.js</text:span></text:span><text:span text:style-name="T5">).</text:span></text:p>
      <text:p text:style-name="P20"><text:span text:style-name="T5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21:04:34.817100697</meta:creation-date>
    <dc:date>2023-01-05T21:14:18.410158333</dc:date>
    <meta:editing-duration>PT5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367" meta:character-count="2389" meta:non-whitespace-character-count="2045"/>
  </office:meta>
</office:document-meta>
</file>